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ffff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P1" style:family="paragraph">
      <style:paragraph-properties fo:text-align="center"/>
      <style:text-properties fo:font-family="Arial" style:font-family-generic="roman" style:font-pitch="variable" fo:font-size="22pt" fo:font-weight="bold" style:letter-kerning="true" style:font-family-asian="'Droid Sans Fallback'" style:font-family-generic-asian="system" style:font-pitch-asian="variable" style:font-size-asian="22pt" style:font-weight-asian="bold" style:font-family-complex="'Lohit Hindi'" style:font-family-generic-complex="system" style:font-pitch-complex="variable" style:font-size-complex="22pt" style:font-weight-complex="bold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9.49cm" svg:x="2.27cm" svg:y="4.175cm">
          <text:p text:style-name="P1">MobiTrade User </text:p>
          <text:p text:style-name="P1">Interface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51cm" svg:height="3.175cm" svg:x="2.27cm" svg:y="16.056cm">
          <text:p text:style-name="P3"><text:span text:style-name="T1"/></text:p>
          <text:p text:style-name="P3"><text:span text:style-name="T1">MobiTrade Service </text:span></text:p>
          <text:p text:style-name="P3"><text:span text:style-name="T2">(runs in background)</text:span></text:p>
          <text:p text:style-name="P3"><text:span text:style-name="T2"/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1cm" svg:height="2.245cm" svg:x="2.905cm" svg:y="7.35cm">
          <text:p text:style-name="P3"><text:span text:style-name="T3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3.175cm" svg:x="2.27cm" svg:y="21.557cm">
          <text:p text:style-name="P1">MobiTrade SQlite </text:p>
          <text:p text:style-name="P1">Database</text:p>
          <text:p text:style-name="P1"/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1cm" svg:height="2.54cm" svg:x="2.97cm" svg:y="9.89cm">
          <text:p text:style-name="P3"><text:span text:style-name="T3">Channels</text:span></text:p>
          <text:p text:style-name="P3"><text:span text:style-name="T3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1cm" svg:height="2.205cm" svg:x="7.515cm" svg:y="7.35cm">
          <text:p text:style-name="P3"><text:span text:style-name="T3">Contents</text:span></text:p>
          <text:p text:style-name="P3"><text:span text:style-name="T3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1cm" svg:height="2.54cm" svg:x="7.55cm" svg:y="9.89cm">
          <text:p text:style-name="P3"><text:span text:style-name="T3">Config </text:span></text:p>
          <text:p text:style-name="P3"><text:span text:style-name="T3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28cm" svg:y1="13.7cm" svg:x2="4.28cm" svg:y2="15.605cm">
          <text:p/>
        </draw:line>
        <draw:line draw:style-name="gr4" draw:text-style-name="P5" draw:layer="layout" svg:x1="3.58cm" svg:y1="19.132cm" svg:x2="3.58cm" svg:y2="21.321cm">
          <text:p/>
        </draw:line>
        <draw:line draw:style-name="gr4" draw:text-style-name="P3" draw:layer="layout" svg:x1="8.655cm" svg:y1="21.22cm" svg:x2="8.655cm" svg:y2="19.315cm">
          <text:p/>
        </draw:line>
        <draw:line draw:style-name="gr4" draw:text-style-name="P3" draw:layer="layout" svg:x1="14.44cm" svg:y1="15.605cm" svg:x2="14.44cm" svg:y2="13.7cm">
          <text:p/>
        </draw:line>
        <draw:frame draw:style-name="gr5" draw:text-style-name="P6" draw:layer="layout" svg:width="7.237cm" svg:height="1.673cm" svg:x="3.505cm" svg:y="14.008cm">
          <draw:text-box>
            <text:p><text:span text:style-name="T4">User Triggered Events</text:span></text:p>
            <text:p><text:span text:style-name="T4"/></text:p>
          </draw:text-box>
        </draw:frame>
        <draw:frame draw:style-name="gr5" draw:text-style-name="P5" draw:layer="layout" svg:width="7.258cm" svg:height="1.673cm" svg:x="2.27cm" svg:y="19.415cm">
          <draw:text-box>
            <text:p text:style-name="P3"><text:span text:style-name="T4">User + Runtime driven</text:span></text:p>
            <text:p text:style-name="P3"><text:span text:style-name="T4">Requests</text:span></text:p>
          </draw:text-box>
        </draw:frame>
        <draw:line draw:style-name="gr4" draw:text-style-name="P3" draw:layer="layout" svg:x1="9.89cm" svg:y1="15.605cm" svg:x2="9.89cm" svg:y2="13.7cm">
          <text:p/>
        </draw:line>
        <draw:custom-shape draw:style-name="gr6" draw:text-style-name="P2" draw:layer="layout" svg:width="5.715cm" svg:height="9.49cm" svg:x="13.065cm" svg:y="4.17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Android </text:span></text:p>
          <text:p text:style-name="P3"><text:span text:style-name="T1">Notifications </text:span></text:p>
          <text:p text:style-name="P3"><text:span text:style-name="T1">Manager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303cm" svg:height="2.384cm" svg:x="13.717cm" svg:y="14cm">
          <draw:text-box>
            <text:p text:style-name="P3"><text:span text:style-name="T4">Runtime driven </text:span></text:p>
            <text:p text:style-name="P3"><text:span text:style-name="T4">Events</text:span></text:p>
            <text:p text:style-name="P3"><text:span text:style-name="T4"/></text:p>
          </draw:text-box>
        </draw:frame>
        <draw:custom-shape draw:style-name="gr6" draw:text-style-name="P2" draw:layer="layout" svg:width="8.255cm" svg:height="3.175cm" svg:x="10.525cm" svg:y="21.52cm">
          <text:p text:style-name="P3"><text:span text:style-name="T1">Android Bluetooth </text:span></text:p>
          <text:p text:style-name="P3"><text:span text:style-name="T1">API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55cm" svg:y1="21.221cm" svg:x2="17.355cm" svg:y2="19.316cm">
          <text:p/>
        </draw:line>
        <draw:line draw:style-name="gr4" draw:text-style-name="P5" draw:layer="layout" svg:x1="14.18cm" svg:y1="19.133cm" svg:x2="14.18cm" svg:y2="21.3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mir </meta:initial-creator>
    <meta:creation-date>2011-05-06T12:06:07</meta:creation-date>
    <dc:date>2011-05-30T16:44:53</dc:date>
    <dc:creator>Amir </dc:creator>
    <meta:editing-duration>PT6H18M36S</meta:editing-duration>
    <meta:editing-cycles>14</meta:editing-cycles>
    <meta:generator>LibreOffice/3.3$Linux LibreOffice_project/330m19$Build-202</meta:generator>
    <meta:document-statistic meta:object-count="19"/>
  </office:meta>
</office:document-meta>
</file>